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UIBlack" svg:font-family="SegoeUIBlack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Times New Roman1" fo:font-size="22pt" fo:font-weight="bold" style:font-name-asian="SegoeUIBlack" style:font-size-asian="22pt" style:font-weight-asian="bold" style:font-name-complex="SegoeUIBlack" style:font-size-complex="22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1" fo:font-size="15pt" style:font-name-asian="TimesNewRomanPSMT" style:font-size-asian="15pt" style:font-name-complex="TimesNewRomanPSMT" style:font-size-complex="15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1" fo:font-size="15pt" style:font-name-asian="TimesNewRomanPSMT" style:font-size-asian="15pt" style:font-name-complex="TimesNewRomanPSMT" style:font-size-complex="15pt"/>
    </style:style>
    <style:style style:name="P4" style:family="paragraph" style:parent-style-name="Text_20_body">
      <style:text-properties style:font-name="Times New Roman" fo:font-size="12pt" style:font-size-asian="12pt" style:language-asian="ko" style:country-asian="KR" style:font-size-complex="12pt"/>
    </style:style>
    <style:style style:name="P5" style:family="paragraph" style:parent-style-name="Text_20_body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" fo:font-size="12pt" fo:font-weight="bold" style:font-name-asian="SegoeUIBlack" style:font-size-asian="12pt" style:font-weight-asian="bold" style:font-name-complex="SegoeUIBlack" style:font-size-complex="12pt" style:font-weight-complex="bold"/>
    </style:style>
    <style:style style:name="P7" style:family="paragraph" style:parent-style-name="Standard">
      <style:paragraph-properties style:text-autospace="none"/>
      <style:text-properties style:font-name="Times New Roman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8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style:text-autospace="non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style:language-asian="ko" style:country-asian="KR"/>
    </style:style>
    <style:style style:name="T2" style:family="text">
      <style:text-properties style:language-asian="ko" style:country-asian="KR" style:font-name-complex="Times New Roman"/>
    </style:style>
    <style:style style:name="T3" style:family="text">
      <style:text-properties style:font-name-complex="Times New Roman"/>
    </style:style>
    <style:style style:name="T4" style:family="text">
      <style:text-properties fo:font-weight="bold" style:font-name-asian="SegoeUIBlack" style:language-asian="ko" style:country-asian="KR" style:font-weight-asian="bold" style:font-name-complex="SegoeUIBlack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E445L – Lab <text:span text:style-name="T1">8</text:span>: <text:span text:style-name="T1">Design and Layout of an Embedded System</text:span></text:p>
      <text:p text:style-name="P2">Michael Park and Jack Zhao</text:p>
      <text:p text:style-name="P2"><text:span text:style-name="T1">4/8</text:span>/16</text:p>
      <text:p text:style-name="P3"/>
      <text:p text:style-name="P6">1.0 OBJECTIVE</text:p>
      <text:p text:style-name="P7">Requirements document</text:p>
      <text:p text:style-name="P9"/>
      <text:p text:style-name="P10"><text:span text:style-name="T3"><text:tab/>1-page requirements document (Procedure b)</text:span></text:p>
      <text:p text:style-name="P4"><text:tab/>-need to include more stuff to required doc of lab7. Include the prototype will be tested on launch pad as opposed to on TM4C for final project.</text:p>
      <text:p text:style-name="P4"><text:s/></text:p>
      <text:p text:style-name="P6"><text:span text:style-name="T1">2</text:span>.0 <text:span text:style-name="T1">HARDWARE DESIGN</text:span></text:p>
      <text:p text:style-name="P5"><text:s/><text:tab/>Modified circuit diagram (SCH file), as tested in Lab 8</text:p>
      <text:p text:style-name="P8"><text:tab/><text:span text:style-name="T1">should be the same</text:span></text:p>
      <text:p text:style-name="P8"/>
      <text:p text:style-name="P6"><text:span text:style-name="T1">3.0 SOFTWARE DESIGN</text:span></text:p>
      <text:p text:style-name="P10"><text:span text:style-name="T3"><text:tab/>Include the low-level I/O drivers (Preparation c, Procedure a)</text:span></text:p>
      <text:p text:style-name="P8"><text:tab/><text:span text:style-name="T1">-basically include initilization functions. Which i have already</text:span></text:p>
      <text:p text:style-name="P8"><text:span text:style-name="T1"/></text:p>
      <text:p text:style-name="P8"><text:s/><text:span text:style-name="T1">4</text:span><text:span text:style-name="T4">.0 MEASUREMENT DATA</text:span></text:p>
      <text:p text:style-name="P7"><text:span text:style-name="T3"><text:tab/>Give any performance data you collected (Procedure c)</text:span></text:p>
      <text:p text:style-name="P7"><text:span text:style-name="T3"><text:tab/></text:span><text:span text:style-name="T2">-data loss, time to retrieve data, switch responsiveness, adc jit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UIBlack" svg:font-family="SegoeUIBlack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5M24S</meta:editing-duration>
    <meta:editing-cycles>11</meta:editing-cycles>
    <meta:generator>OpenOffice/4.1.1$Win32 OpenOffice.org_project/411m6$Build-9775</meta:generator>
    <dc:date>2016-03-27T22:29:40.99</dc:date>
    <meta:document-statistic meta:table-count="0" meta:image-count="0" meta:object-count="0" meta:page-count="1" meta:paragraph-count="17" meta:word-count="111" meta:character-count="696"/>
    <meta:user-defined meta:name="Info 1"/>
    <meta:user-defined meta:name="Info 2"/>
    <meta:user-defined meta:name="Info 3"/>
    <meta:user-defined meta:name="Info 4"/>
  </office:meta>
</office:document-meta>
</file>